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11M52S">
            <text:p>11:11:52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13M22S">
            <text:p>11:13:22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55.65">
            <text:p>15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4.425">
            <text:p>24.4</text:p>
          </table:table-cell>
          <table:table-cell table:style-name="ce4" office:value-type="float" office:value="8.35">
            <text:p>8.4</text:p>
          </table:table-cell>
          <table:table-cell table:style-name="ce4" office:value-type="float" office:value="6.525">
            <text:p>6.5</text:p>
          </table:table-cell>
          <table:table-cell table:style-name="ce4" office:value-type="float" office:value="60.65">
            <text:p>60.7</text:p>
          </table:table-cell>
          <table:table-cell table:style-name="ce4" office:value-type="float" office:value="32.775">
            <text:p>32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16.8">
            <text:p>217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9.3">
            <text:p>59.3</text:p>
          </table:table-cell>
          <table:table-cell table:style-name="ce4" office:value-type="float" office:value="17.4">
            <text:p>17.4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3.9">
            <text:p>93.9</text:p>
          </table:table-cell>
          <table:table-cell table:style-name="ce4" office:value-type="float" office:value="68.5">
            <text:p>68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595H13M22S">
            <text:p>11:13:22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42784032753327">
            <text:p>2.4</text:p>
          </table:table-cell>
          <table:table-cell table:style-name="ce4" office:value-type="float" office:value="2.08383233532934">
            <text:p>2.1</text:p>
          </table:table-cell>
          <table:table-cell table:style-name="ce4" office:value-type="float" office:value="1.3639846743295">
            <text:p>1.4</text:p>
          </table:table-cell>
          <table:table-cell table:style-name="ce4" office:value-type="float" office:value="1.5482275350371">
            <text:p>1.5</text:p>
          </table:table-cell>
          <table:table-cell table:style-name="ce4" office:value-type="float" office:value="2.09000762776506">
            <text:p>2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69.6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41.134">
            <text:p>2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288636193983428">
            <text:p>0.3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30">
            <text:p>30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11.51S">
            <text:p>00:11:12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12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7764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142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906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08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1977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6014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06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197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2079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966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4"/>1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601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283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21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2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8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6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283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6442 0 3692 821320 12764 0 133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9614 0 1691 198895 4688 0 10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6267 0 662 206494 3443 0 11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4861 0 424 210349 569 0 6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698 0 914 205580 4062 0 10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63911 49 201 0 0 0 0 2 0 1 0 0 0 374 0 21073 70 0 0 0 0 0 0 0 22 0 0 0 0 0 0 0 0 9583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0317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35915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58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475865 0 176173 39746 48729 21164 0 184 59829 239 129801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1344 <text:s text:c="5"/>18 <text:s text:c="3"/>0 <text:s text:c="3"/>0 <text:s text:c="3"/>0 <text:s text:c="4"/>0 <text:s text:c="9"/>0 <text:s text:c="8"/>0 <text:s text:c="4"/>1344 <text:s text:c="5"/>1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7159965 <text:s text:c="2"/>64347 <text:s text:c="3"/>0 <text:s text:c="3"/>0 <text:s text:c="3"/>0 <text:s text:c="4"/>0 <text:s text:c="9"/>0 <text:s text:c="8"/>0 88165873 <text:s text:c="2"/>65520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0900 23486 782662 338308 10168 168212 1431392 3756204 0 136060 40995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0797 23456 781610 337632 10168 168212 1431392 3756204 0 135948 40988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32 0 0 0 0 0 232 2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20 0 0 0 0 0 220 22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861 178802 21 20 4 54 121 85 20 0 1 0 4 2932736 413 4294967295 11673600 11773436 3217726992 3217721964 10011670 0 0 4096 536946211 3223525726 0 0 0 1 0 0 8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4347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5520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7159965 (7.1 MB) <text:s/>TX bytes:88165873 (88.1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4 (1.3 KB) <text:s/>TX bytes:1344 (1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2 <text:s text:c="5"/>3978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3.7">
            <text:p>3.7</text:p>
          </table:table-cell>
          <table:table-cell office:value-type="float" office:value="93.9">
            <text:p>93.9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19.3">
            <text:p>19.3</text:p>
          </table:table-cell>
          <table:table-cell office:value-type="float" office:value="5.4">
            <text:p>5.4</text:p>
          </table:table-cell>
          <table:table-cell office:value-type="float" office:value="7.9">
            <text:p>7.9</text:p>
          </table:table-cell>
          <table:table-cell office:value-type="float" office:value="67.3">
            <text:p>67.3</text:p>
          </table:table-cell>
          <table:table-cell office:value-type="float" office:value="24.7">
            <text:p>24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59.3">
            <text:p>59.3</text:p>
          </table:table-cell>
          <table:table-cell office:value-type="float" office:value="9.2">
            <text:p>9.2</text:p>
          </table:table-cell>
          <table:table-cell office:value-type="float" office:value="5.6">
            <text:p>5.6</text:p>
          </table:table-cell>
          <table:table-cell office:value-type="float" office:value="25.8">
            <text:p>25.8</text:p>
          </table:table-cell>
          <table:table-cell office:value-type="float" office:value="68.5">
            <text:p>68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18.1">
            <text:p>18.1</text:p>
          </table:table-cell>
          <table:table-cell office:value-type="float" office:value="17.4">
            <text:p>17.4</text:p>
          </table:table-cell>
          <table:table-cell office:value-type="float" office:value="8.9">
            <text:p>8.9</text:p>
          </table:table-cell>
          <table:table-cell office:value-type="float" office:value="55.6">
            <text:p>55.6</text:p>
          </table:table-cell>
          <table:table-cell office:value-type="float" office:value="35.5">
            <text:p>35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4.425">
            <text:p>24.4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8.35">
            <text:p>8.35</text:p>
          </table:table-cell>
          <table:table-cell office:value-type="float" office:value="6.525">
            <text:p>6.53</text:p>
          </table:table-cell>
          <table:table-cell office:value-type="float" office:value="60.65">
            <text:p>60.65</text:p>
          </table:table-cell>
          <table:table-cell office:value-type="float" office:value="32.775">
            <text:p>32.7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3.9">
            <text:p>23.9</text:p>
          </table:table-cell>
          <table:table-cell table:style-name="ce10" office:value-type="float" office:value="7.775">
            <text:p>7.8</text:p>
          </table:table-cell>
          <table:table-cell table:style-name="ce10" office:value-type="float" office:value="2.525">
            <text:p>2.5</text:p>
          </table:table-cell>
          <table:table-cell table:style-name="ce10" office:value-type="float" office:value="65.8">
            <text:p>65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5.55">
            <text:p>25.6</text:p>
          </table:table-cell>
          <table:table-cell table:style-name="ce10" office:value-type="float" office:value="7.4">
            <text:p>7.4</text:p>
          </table:table-cell>
          <table:table-cell table:style-name="ce10" office:value-type="float" office:value="2.425">
            <text:p>2.4</text:p>
          </table:table-cell>
          <table:table-cell table:style-name="ce10" office:value-type="float" office:value="64.625">
            <text:p>64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5.1">
            <text:p>25.1</text:p>
          </table:table-cell>
          <table:table-cell table:style-name="ce10" office:value-type="float" office:value="7.45">
            <text:p>7.5</text:p>
          </table:table-cell>
          <table:table-cell table:style-name="ce10" office:value-type="float" office:value="2.125">
            <text:p>2.1</text:p>
          </table:table-cell>
          <table:table-cell table:style-name="ce10" office:value-type="float" office:value="65.3">
            <text:p>65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5.15">
            <text:p>25.2</text:p>
          </table:table-cell>
          <table:table-cell table:style-name="ce10" office:value-type="float" office:value="9.775">
            <text:p>9.8</text:p>
          </table:table-cell>
          <table:table-cell table:style-name="ce10" office:value-type="float" office:value="16.725">
            <text:p>16.7</text:p>
          </table:table-cell>
          <table:table-cell table:style-name="ce10" office:value-type="float" office:value="48.35">
            <text:p>48.4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2319.8">
            <text:p>2319.8</text:p>
          </table:table-cell>
          <table:table-cell office:value-type="float" office:value="109">
            <text:p>109</text:p>
          </table:table-cell>
          <table:table-cell office:value-type="float" office:value="57.6">
            <text:p>57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0">
            <text:p>0</text:p>
          </table:table-cell>
          <table:table-cell office:value-type="float" office:value="1458">
            <text:p>1458</text:p>
          </table:table-cell>
          <table:table-cell office:value-type="float" office:value="196">
            <text:p>19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0.2">
            <text:p>0.2</text:p>
          </table:table-cell>
          <table:table-cell office:value-type="float" office:value="4145.8">
            <text:p>4145.8</text:p>
          </table:table-cell>
          <table:table-cell office:value-type="float" office:value="152.2">
            <text:p>152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6.8">
            <text:p>216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80">
            <text:p>58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009.45">
            <text:p>2009.5</text:p>
          </table:table-cell>
          <table:table-cell table:style-name="ce11" table:formula="of:=AVERAGE([.D2:.D5])" office:value-type="float" office:value="155.65">
            <text:p>155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739.60003448276">
            <text:p>1739.6</text:p>
          </table:table-cell>
          <table:table-cell table:style-name="ce11" table:formula="of:=IF([.C7]=0;0;MAX(SUMPRODUCT([.C2:.C5];[.C2:.C5])/SUM([.C2:.C5])-[.C7];0))" office:value-type="float" office:value="1067.37794296947">
            <text:p>1067.4</text:p>
          </table:table-cell>
          <table:table-cell table:style-name="ce11" table:formula="of:=IF([.D7]=0;0;MAX(SUMPRODUCT([.D2:.D5];[.D2:.D5])/SUM([.D2:.D5])-[.D7];0))" office:value-type="float" office:value="24.0815130099582">
            <text:p>24.1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199965517241253">
            <text:p>0.2</text:p>
          </table:table-cell>
          <table:table-cell table:style-name="ce11" table:formula="of:=ABS(MAX([.C2:.C5])-[.C7]-[.C8])" office:value-type="float" office:value="1068.97205703053">
            <text:p>1069.0</text:p>
          </table:table-cell>
          <table:table-cell table:style-name="ce11" table:formula="of:=ABS(MAX([.D2:.D5])-[.D7]-[.D8])" office:value-type="float" office:value="37.0684869900418">
            <text:p>37.1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table:number-columns-repeated="2" office:value-type="float" office:value="42.2">
            <text:p>42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4.4">
            <text:p>8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table:number-columns-repeated="2" office:value-type="float" office:value="7.4">
            <text:p>7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8">
            <text:p>14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table:number-columns-repeated="2" office:value-type="float" office:value="27.3">
            <text:p>2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4.6">
            <text:p>5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table:number-columns-repeated="2" office:value-type="float" office:value="10.7">
            <text:p>1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.4">
            <text:p>2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1.9">
            <text:p>21.9</text:p>
            <draw:frame table:end-cell-address="DISKBSIZE.V33" table:end-x="0.328in" table:end-y="0.0035in" draw:z-index="0" draw:name="Chart 1" draw:style-name="gr1" svg:width="14.0177in" svg:height="5.0539in" svg:x="0.0299in" svg:y="0.0043in">
              <draw:object draw:notify-on-update-of-ranges="DISKBSIZE.B1:DISKBSIZE.F1 DISKBSIZE.B7:DISKBSIZE.F7 DISKBSIZE.B8:DISKBSIZE.F8 DISKBSIZE.B9:DISKBSIZE.F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21.9">
            <text:p>21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8.86917808219178">
            <text:p>8.9</text:p>
          </table:table-cell>
          <table:table-cell table:style-name="ce11" table:formula="of:=IF([.C7]=0;0;MAX(SUMPRODUCT([.C2:.C5];[.C2:.C5])/SUM([.C2:.C5])-[.C7];0))" office:value-type="float" office:value="8.86917808219178">
            <text:p>8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1.4308219178082">
            <text:p>11.4</text:p>
          </table:table-cell>
          <table:table-cell table:style-name="ce11" table:formula="of:=ABS(MAX([.C2:.C5])-[.C7]-[.C8])" office:value-type="float" office:value="11.4308219178082">
            <text:p>11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30.7691780821918">
            <text:p>30.8</text:p>
          </table:table-cell>
          <table:table-cell table:style-name="ce11" table:formula="of:=[.C7]+ [.C8]" office:value-type="float" office:value="30.7691780821918">
            <text:p>30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328in" table:end-y="0.0165in" draw:z-index="1" draw:name="Chart 2" draw:style-name="gr1" svg:width="14.0177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 DISKBSIZE.F1:DISKBSIZE.F1 DISKBSIZE.F2:DISKBSIZE.F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table:number-columns-repeated="2" office:value-type="float" office:value="16.7">
            <text:p>1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3.4">
            <text:p>3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table:number-columns-repeated="2" office:value-type="float" office:value="47.8">
            <text:p>4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5.6">
            <text:p>9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table:number-columns-repeated="2" office:value-type="float" office:value="31.8">
            <text:p>31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3.6">
            <text:p>6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table:number-columns-repeated="2" office:value-type="float" office:value="43.9">
            <text:p>43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7.8">
            <text:p>87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5.05">
            <text:p>35.1</text:p>
            <draw:frame table:end-cell-address="DISKBUSY.V33" table:end-x="0.328in" table:end-y="0.0035in" draw:z-index="0" draw:name="Chart 1" draw:style-name="gr1" svg:width="14.0177in" svg:height="5.0539in" svg:x="0.0299in" svg:y="0.0043in">
              <draw:object draw:notify-on-update-of-ranges="DISKBUSY.B1:DISKBUSY.F1 DISKBUSY.B7:DISKBUSY.F7 DISKBUSY.B8:DISKBUSY.F8 DISKBUSY.B9:DISKBUSY.F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35.05">
            <text:p>35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.19522111269615">
            <text:p>4.2</text:p>
          </table:table-cell>
          <table:table-cell table:style-name="ce11" table:formula="of:=IF([.C7]=0;0;MAX(SUMPRODUCT([.C2:.C5];[.C2:.C5])/SUM([.C2:.C5])-[.C7];0))" office:value-type="float" office:value="4.19522111269615">
            <text:p>4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8.55477888730385">
            <text:p>8.6</text:p>
          </table:table-cell>
          <table:table-cell table:style-name="ce11" table:formula="of:=ABS(MAX([.C2:.C5])-[.C7]-[.C8])" office:value-type="float" office:value="8.55477888730385">
            <text:p>8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39.2452211126961">
            <text:p>39.2</text:p>
          </table:table-cell>
          <table:table-cell table:style-name="ce11" table:formula="of:=[.C7]+ [.C8]" office:value-type="float" office:value="39.2452211126961">
            <text:p>39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328in" table:end-y="0.0165in" draw:z-index="1" draw:name="Chart 2" draw:style-name="gr1" svg:width="14.0177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 DISKBUSY.F1:DISKBUSY.F1 DISKBUSY.F2:DISKBUSY.F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table:number-columns-repeated="2" office:value-type="float" office:value="1159.9">
            <text:p>1159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19.8">
            <text:p>231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90">
            <text:p>290.0</text:p>
            <draw:frame table:end-cell-address="DISKREAD.V33" table:end-x="0.328in" table:end-y="0.0035in" draw:z-index="0" draw:name="Chart 1" draw:style-name="gr1" svg:width="14.0177in" svg:height="5.0539in" svg:x="0.0299in" svg:y="0.0043in">
              <draw:object draw:notify-on-update-of-ranges="DISKREAD.B1:DISKREAD.F1 DISKREAD.B7:DISKREAD.F7 DISKREAD.B8:DISKREAD.F8 DISKREAD.B9:DISKREAD.F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290">
            <text:p>29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869.800017241379">
            <text:p>869.8</text:p>
          </table:table-cell>
          <table:table-cell table:style-name="ce11" table:formula="of:=IF([.C7]=0;0;MAX(SUMPRODUCT([.C2:.C5];[.C2:.C5])/SUM([.C2:.C5])-[.C7];0))" office:value-type="float" office:value="869.800017241379">
            <text:p>869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0999827586206266">
            <text:p>0.1</text:p>
          </table:table-cell>
          <table:table-cell table:style-name="ce11" table:formula="of:=ABS(MAX([.C2:.C5])-[.C7]-[.C8])" office:value-type="float" office:value="0.0999827586206266">
            <text:p>0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159.80001724138">
            <text:p>1159.8</text:p>
          </table:table-cell>
          <table:table-cell table:style-name="ce11" table:formula="of:=[.C7]+ [.C8]" office:value-type="float" office:value="1159.80001724138">
            <text:p>1159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328in" table:end-y="0.0165in" draw:z-index="1" draw:name="Chart 2" draw:style-name="gr1" svg:width="14.0177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 DISKREAD.F1:DISKREAD.F1 DISKREAD.F2:DISKREAD.F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table:number-columns-repeated="2" office:value-type="float" office:value="54.5">
            <text:p>54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9">
            <text:p>10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table:number-columns-repeated="2"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58">
            <text:p>145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table:number-columns-repeated="2" office:value-type="float" office:value="2072.9">
            <text:p>2072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145.8">
            <text:p>414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table:number-columns-repeated="2" office:value-type="float" office:value="1162.5">
            <text:p>1162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25">
            <text:p>2325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004.725">
            <text:p>1004.7</text:p>
            <draw:frame table:end-cell-address="DISKWRITE.V33" table:end-x="0.328in" table:end-y="0.0035in" draw:z-index="0" draw:name="Chart 1" draw:style-name="gr1" svg:width="14.0177in" svg:height="5.0539in" svg:x="0.0299in" svg:y="0.0043in">
              <draw:object draw:notify-on-update-of-ranges="DISKWRITE.B1:DISKWRITE.F1 DISKWRITE.B7:DISKWRITE.F7 DISKWRITE.B8:DISKWRITE.F8 DISKWRITE.B9:DISKWRITE.F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004.725">
            <text:p>1004.7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533.688971484735">
            <text:p>533.7</text:p>
          </table:table-cell>
          <table:table-cell table:style-name="ce11" table:formula="of:=IF([.C7]=0;0;MAX(SUMPRODUCT([.C2:.C5];[.C2:.C5])/SUM([.C2:.C5])-[.C7];0))" office:value-type="float" office:value="533.688971484735">
            <text:p>533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534.486028515266">
            <text:p>534.5</text:p>
          </table:table-cell>
          <table:table-cell table:style-name="ce11" table:formula="of:=ABS(MAX([.C2:.C5])-[.C7]-[.C8])" office:value-type="float" office:value="534.486028515266">
            <text:p>534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538.41397148473">
            <text:p>1538.4</text:p>
          </table:table-cell>
          <table:table-cell table:style-name="ce11" table:formula="of:=[.C7]+ [.C8]" office:value-type="float" office:value="1538.41397148473">
            <text:p>1538.4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328in" table:end-y="0.0165in" draw:z-index="1" draw:name="Chart 2" draw:style-name="gr1" svg:width="14.0177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 DISKWRITE.F1:DISKWRITE.F1 DISKWRITE.F2:DISKWRITE.F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table:number-columns-repeated="2" office:value-type="float" office:value="28.8">
            <text:p>28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7.6">
            <text:p>57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table:number-columns-repeated="2"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6">
            <text:p>19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table:number-columns-repeated="2" office:value-type="float" office:value="76.1">
            <text:p>76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2.2">
            <text:p>152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table:number-columns-repeated="2" office:value-type="float" office:value="108.4">
            <text:p>10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6.8">
            <text:p>21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77.825">
            <text:p>77.8</text:p>
            <draw:frame table:end-cell-address="DISKXFER.V33" table:end-x="0.328in" table:end-y="0.0035in" draw:z-index="0" draw:name="Chart 1" draw:style-name="gr1" svg:width="14.0177in" svg:height="5.0539in" svg:x="0.0299in" svg:y="0.0043in">
              <draw:object draw:notify-on-update-of-ranges="DISKXFER.B1:DISKXFER.F1 DISKXFER.B7:DISKXFER.F7 DISKXFER.B8:DISKXFER.F8 DISKXFER.B9:DISKXFER.F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77.825">
            <text:p>77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.0407565049791">
            <text:p>12.0</text:p>
          </table:table-cell>
          <table:table-cell table:style-name="ce11" table:formula="of:=IF([.C7]=0;0;MAX(SUMPRODUCT([.C2:.C5];[.C2:.C5])/SUM([.C2:.C5])-[.C7];0))" office:value-type="float" office:value="12.0407565049791">
            <text:p>12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8.5342434950209">
            <text:p>18.5</text:p>
          </table:table-cell>
          <table:table-cell table:style-name="ce11" table:formula="of:=ABS(MAX([.C2:.C5])-[.C7]-[.C8])" office:value-type="float" office:value="18.5342434950209">
            <text:p>18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89.8657565049791">
            <text:p>89.9</text:p>
          </table:table-cell>
          <table:table-cell table:style-name="ce11" table:formula="of:=[.C7]+ [.C8]" office:value-type="float" office:value="89.8657565049791">
            <text:p>89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328in" table:end-y="0.0165in" draw:z-index="1" draw:name="Chart 2" draw:style-name="gr1" svg:width="14.0177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 DISKXFER.F1:DISKXFER.F1 DISKXFER.F2:DISKXFER.F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43.3">
            <text:p>43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43.7">
            <text:p>43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.3">
            <text:p>43.3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138568129331418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398614318706692">
            <text:p>0.4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11.2">
            <text:p>2711.2</text:p>
          </table:table-cell>
          <table:table-cell office:value-type="float" office:value="2031.1">
            <text:p>2031.1</text:p>
          </table:table-cell>
          <table:table-cell office:value-type="float" office:value="680.1">
            <text:p>680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1082.4">
            <text:p>1082.4</text:p>
          </table:table-cell>
          <table:table-cell office:value-type="float" office:value="-1">
            <text:p>-1</text:p>
          </table:table-cell>
          <table:table-cell office:value-type="float" office:value="111.6">
            <text:p>111.6</text:p>
          </table:table-cell>
          <table:table-cell office:value-type="float" office:value="0">
            <text:p>0</text:p>
          </table:table-cell>
          <table:table-cell office:value-type="float" office:value="193.4">
            <text:p>193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75.8">
            <text:p>2675.8</text:p>
          </table:table-cell>
          <table:table-cell office:value-type="float" office:value="2000.1">
            <text:p>2000.1</text:p>
          </table:table-cell>
          <table:table-cell office:value-type="float" office:value="675.7">
            <text:p>675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94.8">
            <text:p>594.8</text:p>
          </table:table-cell>
          <table:table-cell office:value-type="float" office:value="1098.1">
            <text:p>1098.1</text:p>
          </table:table-cell>
          <table:table-cell office:value-type="float" office:value="-1">
            <text:p>-1</text:p>
          </table:table-cell>
          <table:table-cell office:value-type="float" office:value="112.6">
            <text:p>112.6</text:p>
          </table:table-cell>
          <table:table-cell office:value-type="float" office:value="0">
            <text:p>0</text:p>
          </table:table-cell>
          <table:table-cell office:value-type="float" office:value="210.9">
            <text:p>210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61.6">
            <text:p>2561.6</text:p>
          </table:table-cell>
          <table:table-cell office:value-type="float" office:value="1886.5">
            <text:p>1886.5</text:p>
          </table:table-cell>
          <table:table-cell office:value-type="float" office:value="675.1">
            <text:p>675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3.9">
            <text:p>623.9</text:p>
          </table:table-cell>
          <table:table-cell office:value-type="float" office:value="1203.7">
            <text:p>1203.7</text:p>
          </table:table-cell>
          <table:table-cell office:value-type="float" office:value="-1">
            <text:p>-1</text:p>
          </table:table-cell>
          <table:table-cell office:value-type="float" office:value="112.6">
            <text:p>112.6</text:p>
          </table:table-cell>
          <table:table-cell office:value-type="float" office:value="0">
            <text:p>0</text:p>
          </table:table-cell>
          <table:table-cell office:value-type="float" office:value="217.9">
            <text:p>217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92">
            <text:p>2592</text:p>
          </table:table-cell>
          <table:table-cell office:value-type="float" office:value="1916.7">
            <text:p>1916.7</text:p>
          </table:table-cell>
          <table:table-cell office:value-type="float" office:value="675.3">
            <text:p>675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1196.5">
            <text:p>1196.5</text:p>
          </table:table-cell>
          <table:table-cell office:value-type="float" office:value="-1">
            <text:p>-1</text:p>
          </table:table-cell>
          <table:table-cell office:value-type="float" office:value="112.6">
            <text:p>112.6</text:p>
          </table:table-cell>
          <table:table-cell office:value-type="float" office:value="0">
            <text:p>0</text:p>
          </table:table-cell>
          <table:table-cell office:value-type="float" office:value="193.5">
            <text:p>193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0">
            <text:p>0</text:p>
          </table:table-cell>
          <table:table-cell office:value-type="float" office:value="137.7">
            <text:p>137.7</text:p>
          </table:table-cell>
          <table:table-cell office:value-type="float" office:value="0">
            <text:p>0</text:p>
          </table:table-cell>
          <table:table-cell office:value-type="float" office:value="450.6">
            <text:p>450.6</text:p>
          </table:table-cell>
          <table:table-cell office:value-type="float" office:value="0">
            <text:p>0</text:p>
          </table:table-cell>
          <table:table-cell office:value-type="float" office:value="588.3">
            <text:p>588.3</text:p>
          </table:table-cell>
          <table:table-cell office:value-type="float" office:value="137.7">
            <text:p>137.7</text:p>
          </table:table-cell>
          <table:table-cell office:value-type="float" office:value="-450.6">
            <text:p>-450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0">
            <text:p>0</text:p>
          </table:table-cell>
          <table:table-cell office:value-type="float" office:value="1048.8">
            <text:p>1048.8</text:p>
          </table:table-cell>
          <table:table-cell office:value-type="float" office:value="0">
            <text:p>0</text:p>
          </table:table-cell>
          <table:table-cell office:value-type="float" office:value="1078.6">
            <text:p>1078.6</text:p>
          </table:table-cell>
          <table:table-cell office:value-type="float" office:value="29.8">
            <text:p>29.8</text:p>
          </table:table-cell>
          <table:table-cell office:value-type="float" office:value="-1048.8">
            <text:p>-1048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office:value-type="float" office:value="485.5">
            <text:p>485.5</text:p>
          </table:table-cell>
          <table:table-cell office:value-type="float" office:value="0">
            <text:p>0</text:p>
          </table:table-cell>
          <table:table-cell office:value-type="float" office:value="518.2">
            <text:p>518.2</text:p>
          </table:table-cell>
          <table:table-cell office:value-type="float" office:value="32.7">
            <text:p>32.7</text:p>
          </table:table-cell>
          <table:table-cell office:value-type="float" office:value="-485.5">
            <text:p>-485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50.25">
            <text:p>50.3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96.25">
            <text:p>496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53.8259203980099">
            <text:p>53.8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278.929879093199">
            <text:p>278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33.62407960199">
            <text:p>33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273.620120906801">
            <text:p>273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0">
            <text:p>0</text:p>
          </table:table-cell>
          <table:table-cell office:value-type="float" office:value="439.1">
            <text:p>439.1</text:p>
          </table:table-cell>
          <table:table-cell office:value-type="float" office:value="0">
            <text:p>0</text:p>
          </table:table-cell>
          <table:table-cell office:value-type="float" office:value="569.8">
            <text:p>569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771.5">
            <text:p>771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0">
            <text:p>0</text:p>
          </table:table-cell>
          <table:table-cell office:value-type="float" office:value="223.4">
            <text:p>223.4</text:p>
          </table:table-cell>
          <table:table-cell office:value-type="float" office:value="0">
            <text:p>0</text:p>
          </table:table-cell>
          <table:table-cell office:value-type="float" office:value="392.3">
            <text:p>392.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264.4">
            <text:p>264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33.6">
            <text:p>433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03.935646747353">
            <text:p>103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85.509905442805">
            <text:p>185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70.7643532526475">
            <text:p>70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52.390094557196">
            <text:p>152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35.6">
            <text:p>2035.6</text:p>
          </table:table-cell>
          <table:table-cell table:number-columns-repeated="3" office:value-type="float" office:value="-1">
            <text:p>-1</text:p>
          </table:table-cell>
          <table:table-cell office:value-type="float" office:value="7.8">
            <text:p>7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17.7">
            <text:p>1317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197.5">
            <text:p>1197.5</text:p>
          </table:table-cell>
          <table:table-cell table:number-columns-repeated="3" office:value-type="float" office:value="-1">
            <text:p>-1</text:p>
          </table:table-cell>
          <table:table-cell office:value-type="float" office:value="1.7">
            <text:p>1.7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table:number-columns-repeated="3" office:value-type="float" office:value="-1">
            <text:p>-1</text:p>
          </table:table-cell>
          <table:table-cell office:value-type="float" office:value="77">
            <text:p>77</text:p>
          </table:table-cell>
          <table:table-cell table:number-columns-repeated="13" office:value-type="float" office:value="-1">
            <text:p>-1</text:p>
          </table:table-cell>
          <table:table-cell office:value-type="float" office:value="9328">
            <text:p>9328</text:p>
          </table:table-cell>
          <table:table-cell office:value-type="float" office:value="-1">
            <text:p>-1</text:p>
          </table:table-cell>
          <table:table-cell office:value-type="float" office:value="400">
            <text:p>400</text:p>
          </table:table-cell>
          <table:table-cell office:value-type="float" office:value="362">
            <text:p>362</text:p>
          </table:table-cell>
          <table:table-cell office:value-type="float" office:value="-1">
            <text:p>-1</text:p>
          </table:table-cell>
          <table:table-cell office:value-type="float" office:value="176293">
            <text:p>176293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62">
            <text:p>6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-179">
            <text:p>-179</text:p>
          </table:table-cell>
          <table:table-cell table:number-columns-repeated="2" office:value-type="float" office:value="0">
            <text:p>0</text:p>
          </table:table-cell>
          <table:table-cell office:value-type="float" office:value="-176294">
            <text:p>-176294</text:p>
          </table:table-cell>
          <table:table-cell table:number-columns-repeated="9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table:number-columns-repeated="3"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3037">
            <text:p>-3037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7">
            <text:p>-5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775">
            <text:p>-775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table:number-columns-repeated="1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11M52S">
            <text:p>11:11:5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11M52S">
            <text:p>11:11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12M22S">
            <text:p>11:12:2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12M22S">
            <text:p>11:12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12M52S">
            <text:p>11:12:5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12M52S">
            <text:p>11:12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13M22S">
            <text:p>11:13:22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13M22S">
            <text:p>11:13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4.5">
            <text:p>4.5</text:p>
          </table:table-cell>
          <table:table-cell office:value-type="float" office:value="0.8">
            <text:p>0.8</text:p>
          </table:table-cell>
          <table:table-cell office:value-type="float" office:value="2.2">
            <text:p>2.2</text:p>
          </table:table-cell>
          <table:table-cell office:value-type="float" office:value="92.6">
            <text:p>92.6</text:p>
          </table:table-cell>
          <table:table-cell office:value-type="float" office:value="5.3">
            <text:p>5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20.3">
            <text:p>20.3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72.3">
            <text:p>72.3</text:p>
          </table:table-cell>
          <table:table-cell office:value-type="float" office:value="25.3">
            <text:p>25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54.1">
            <text:p>54.1</text:p>
          </table:table-cell>
          <table:table-cell office:value-type="float" office:value="9.2">
            <text:p>9.2</text:p>
          </table:table-cell>
          <table:table-cell office:value-type="float" office:value="1.3">
            <text:p>1.3</text:p>
          </table:table-cell>
          <table:table-cell office:value-type="float" office:value="35.4">
            <text:p>35.4</text:p>
          </table:table-cell>
          <table:table-cell office:value-type="float" office:value="63.3">
            <text:p>6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16.7">
            <text:p>16.7</text:p>
          </table:table-cell>
          <table:table-cell office:value-type="float" office:value="16.1">
            <text:p>16.1</text:p>
          </table:table-cell>
          <table:table-cell office:value-type="float" office:value="4.2">
            <text:p>4.2</text:p>
          </table:table-cell>
          <table:table-cell office:value-type="float" office:value="62.9">
            <text:p>62.9</text:p>
          </table:table-cell>
          <table:table-cell office:value-type="float" office:value="32.8">
            <text:p>32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3.9">
            <text:p>23.9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7.775">
            <text:p>7.78</text:p>
          </table:table-cell>
          <table:table-cell office:value-type="float" office:value="2.525">
            <text:p>2.53</text:p>
          </table:table-cell>
          <table:table-cell office:value-type="float" office:value="65.8">
            <text:p>65.8</text:p>
          </table:table-cell>
          <table:table-cell office:value-type="float" office:value="31.675">
            <text:p>31.6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office:value-type="float" office:value="95.2">
            <text:p>95.2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18.7">
            <text:p>18.7</text:p>
          </table:table-cell>
          <table:table-cell office:value-type="float" office:value="5.1">
            <text:p>5.1</text:p>
          </table:table-cell>
          <table:table-cell office:value-type="float" office:value="3.6">
            <text:p>3.6</text:p>
          </table:table-cell>
          <table:table-cell office:value-type="float" office:value="72.6">
            <text:p>72.6</text:p>
          </table:table-cell>
          <table:table-cell office:value-type="float" office:value="23.8">
            <text:p>2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62.7">
            <text:p>62.7</text:p>
          </table:table-cell>
          <table:table-cell office:value-type="float" office:value="8.2">
            <text:p>8.2</text:p>
          </table:table-cell>
          <table:table-cell office:value-type="float" office:value="1.6">
            <text:p>1.6</text:p>
          </table:table-cell>
          <table:table-cell office:value-type="float" office:value="27.5">
            <text:p>27.5</text:p>
          </table:table-cell>
          <table:table-cell office:value-type="float" office:value="70.9">
            <text:p>7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17.9">
            <text:p>17.9</text:p>
          </table:table-cell>
          <table:table-cell office:value-type="float" office:value="16">
            <text:p>16</text:p>
          </table:table-cell>
          <table:table-cell office:value-type="float" office:value="2.9">
            <text:p>2.9</text:p>
          </table:table-cell>
          <table:table-cell office:value-type="float" office:value="63.2">
            <text:p>63.2</text:p>
          </table:table-cell>
          <table:table-cell office:value-type="float" office:value="33.9">
            <text:p>33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55">
            <text:p>25.55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7.4">
            <text:p>7.4</text:p>
          </table:table-cell>
          <table:table-cell office:value-type="float" office:value="2.425">
            <text:p>2.43</text:p>
          </table:table-cell>
          <table:table-cell office:value-type="float" office:value="64.625">
            <text:p>64.63</text:p>
          </table:table-cell>
          <table:table-cell office:value-type="float" office:value="32.95">
            <text:p>32.9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97.3">
            <text:p>97.3</text:p>
          </table:table-cell>
          <table:table-cell office:value-type="float" office:value="2.4">
            <text:p>2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19">
            <text:p>19</text:p>
          </table:table-cell>
          <table:table-cell office:value-type="float" office:value="5.1">
            <text:p>5.1</text:p>
          </table:table-cell>
          <table:table-cell office:value-type="float" office:value="4.7">
            <text:p>4.7</text:p>
          </table:table-cell>
          <table:table-cell office:value-type="float" office:value="71.2">
            <text:p>71.2</text:p>
          </table:table-cell>
          <table:table-cell office:value-type="float" office:value="24.1">
            <text:p>24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61.1">
            <text:p>61.1</text:p>
          </table:table-cell>
          <table:table-cell office:value-type="float" office:value="7.8">
            <text:p>7.8</text:p>
          </table:table-cell>
          <table:table-cell office:value-type="float" office:value="1.3">
            <text:p>1.3</text:p>
          </table:table-cell>
          <table:table-cell office:value-type="float" office:value="29.7">
            <text:p>29.7</text:p>
          </table:table-cell>
          <table:table-cell office:value-type="float" office:value="68.9">
            <text:p>68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18.1">
            <text:p>18.1</text:p>
          </table:table-cell>
          <table:table-cell office:value-type="float" office:value="16.7">
            <text:p>16.7</text:p>
          </table:table-cell>
          <table:table-cell office:value-type="float" office:value="2.2">
            <text:p>2.2</text:p>
          </table:table-cell>
          <table:table-cell office:value-type="float" office:value="63">
            <text:p>63</text:p>
          </table:table-cell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1">
            <text:p>25.1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7.45">
            <text:p>7.45</text:p>
          </table:table-cell>
          <table:table-cell office:value-type="float" office:value="2.125">
            <text:p>2.13</text:p>
          </table:table-cell>
          <table:table-cell office:value-type="float" office:value="65.3">
            <text:p>65.3</text:p>
          </table:table-cell>
          <table:table-cell office:value-type="float" office:value="32.55">
            <text:p>32.5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1M52S">
            <text:p>11:11:52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.9">
            <text:p>1.9</text:p>
          </table:table-cell>
          <table:table-cell office:value-type="float" office:value="95.1">
            <text:p>95.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22S">
            <text:p>11:12:22</text:p>
          </table:table-cell>
          <table:table-cell office:value-type="float" office:value="19.4">
            <text:p>19.4</text:p>
          </table:table-cell>
          <table:table-cell office:value-type="float" office:value="6.5">
            <text:p>6.5</text:p>
          </table:table-cell>
          <table:table-cell office:value-type="float" office:value="20.4">
            <text:p>20.4</text:p>
          </table:table-cell>
          <table:table-cell office:value-type="float" office:value="53.7">
            <text:p>53.7</text:p>
          </table:table-cell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2M52S">
            <text:p>11:12:52</text:p>
          </table:table-cell>
          <table:table-cell office:value-type="float" office:value="58.8">
            <text:p>58.8</text:p>
          </table:table-cell>
          <table:table-cell office:value-type="float" office:value="11.4">
            <text:p>11.4</text:p>
          </table:table-cell>
          <table:table-cell office:value-type="float" office:value="18.1">
            <text:p>18.1</text:p>
          </table:table-cell>
          <table:table-cell office:value-type="float" office:value="11.7">
            <text:p>11.7</text:p>
          </table:table-cell>
          <table:table-cell office:value-type="float" office:value="70.2">
            <text:p>7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13M22S">
            <text:p>11:13:22</text:p>
          </table:table-cell>
          <table:table-cell office:value-type="float" office:value="19.8">
            <text:p>19.8</text:p>
          </table:table-cell>
          <table:table-cell office:value-type="float" office:value="20.8">
            <text:p>20.8</text:p>
          </table:table-cell>
          <table:table-cell office:value-type="float" office:value="26.5">
            <text:p>26.5</text:p>
          </table:table-cell>
          <table:table-cell office:value-type="float" office:value="32.9">
            <text:p>32.9</text:p>
          </table:table-cell>
          <table:table-cell office:value-type="float" office:value="40.6">
            <text:p>40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15">
            <text:p>25.15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9.775">
            <text:p>9.78</text:p>
          </table:table-cell>
          <table:table-cell office:value-type="float" office:value="16.725">
            <text:p>16.73</text:p>
          </table:table-cell>
          <table:table-cell office:value-type="float" office:value="48.35">
            <text:p>48.35</text:p>
          </table:table-cell>
          <table:table-cell office:value-type="float" office:value="34.925">
            <text:p>34.9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57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30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11:52</text:p>
              </table:table-cell>
              <table:table-cell office:value-type="float" office:value="2.4">
                <text:p text:id="CPU_ALL.F2:CPU_ALL.F5">2.4</text:p>
              </table:table-cell>
              <table:table-cell office:value-type="float" office:value="57.6">
                <text:p text:id="DISK_SUMM.D2:DISK_SUMM.D5">57.6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24.7">
                <text:p>24.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68.5">
                <text:p>68.5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35.5">
                <text:p>35.5</text:p>
              </table:table-cell>
              <table:table-cell office:value-type="float" office:value="216.8">
                <text:p>21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228cm" svg:y="0.256cm" chart:style-name="ch2">
          <text:p>Disk %Busy JMeter_Test_260_Threads  9/30/2011</text:p>
        </chart:title>
        <chart:legend chart:legend-position="end" svg:x="33.368cm" svg:y="5.13cm" chart:style-name="ch3"/>
        <chart:plot-area chart:style-name="ch4" table:cell-range-address="DISKBUSY.A1:DISKBUSY.F5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series chart:style-name="ch12" chart:values-cell-range-address="DISKBUSY.F2:DISKBUSY.F5" chart:label-cell-address="DISKBUSY.F1:DISKBUSY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1:11:52</text:p>
              </table:table-cell>
              <table:table-cell office:value-type="float" office:value="16.7">
                <text:p text:id="DISKBUSY.B2:DISKBUSY.B5">16.7</text:p>
              </table:table-cell>
              <table:table-cell office:value-type="float" office:value="16.7">
                <text:p text:id="DISKBUSY.C2:DISKBUSY.C5">16.7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  <table:table-cell office:value-type="float" office:value="0">
                <text:p text:id="DISKBUSY.F2:DISKBUSY.F5">0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47.8">
                <text:p>47.8</text:p>
              </table:table-cell>
              <table:table-cell office:value-type="float" office:value="47.8">
                <text:p>4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31.8">
                <text:p>31.8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43.9">
                <text:p>43.9</text:p>
              </table:table-cell>
              <table:table-cell office:value-type="float" office:value="43.9">
                <text:p>4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738cm" svg:y="0.256cm" chart:style-name="ch2">
          <text:p>Disk Read KB/s JMeter_Test_260_Threads  9/30/2011</text:p>
        </chart:title>
        <chart:legend chart:legend-position="end" svg:x="33.209cm" svg:y="5.6cm" chart:style-name="ch3"/>
        <chart:plot-area chart:style-name="ch4" table:cell-range-address="DISKREAD.B1:DISKREAD.F1 DISKREAD.B7:DISKREAD.F9" chart:data-source-has-labels="row" svg:x="0.712cm" svg:y="1.281cm" svg:width="31.786cm" svg:height="11.045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F7" chart:class="chart:bar">
            <chart:data-point chart:repeated="5"/>
          </chart:series>
          <chart:series chart:style-name="ch9" chart:values-cell-range-address="DISKREAD.B8:DISKREAD.F8" chart:class="chart:bar">
            <chart:data-point chart:repeated="5"/>
          </chart:series>
          <chart:series chart:style-name="ch10" chart:values-cell-range-address="DISKREAD.B9:DISKREAD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90">
                <text:p text:id="DISKREAD.B7:DISKREAD.F7"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69.800017241379">
                <text:p text:id="DISKREAD.B8:DISKREAD.F8">869.800017241379</text:p>
              </table:table-cell>
              <table:table-cell office:value-type="float" office:value="869.800017241379">
                <text:p>869.800017241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0999827586206266">
                <text:p text:id="DISKREAD.B9:DISKREAD.F9">0.0999827586206266</text:p>
              </table:table-cell>
              <table:table-cell office:value-type="float" office:value="0.0999827586206266">
                <text:p>0.0999827586206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738cm" svg:y="0.256cm" chart:style-name="ch2">
          <text:p>Disk Read KB/s JMeter_Test_260_Threads  9/30/2011</text:p>
        </chart:title>
        <chart:legend chart:legend-position="end" svg:x="33.368cm" svg:y="5.13cm" chart:style-name="ch3"/>
        <chart:plot-area chart:style-name="ch4" table:cell-range-address="DISKREAD.A1:DISKREAD.F5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series chart:style-name="ch12" chart:values-cell-range-address="DISKREAD.F2:DISKREAD.F5" chart:label-cell-address="DISKREAD.F1:DISKREAD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1:11:52</text:p>
              </table:table-cell>
              <table:table-cell office:value-type="float" office:value="1159.9">
                <text:p text:id="DISKREAD.B2:DISKREAD.B5">1159.9</text:p>
              </table:table-cell>
              <table:table-cell office:value-type="float" office:value="1159.9">
                <text:p text:id="DISKREAD.C2:DISKREAD.C5">1159.9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  <table:table-cell office:value-type="float" office:value="0">
                <text:p text:id="DISKREAD.F2:DISKREAD.F5">0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659cm" svg:y="0.256cm" chart:style-name="ch2">
          <text:p>Disk Write KB/s JMeter_Test_260_Threads  9/30/2011</text:p>
        </chart:title>
        <chart:legend chart:legend-position="end" svg:x="33.209cm" svg:y="5.6cm" chart:style-name="ch3"/>
        <chart:plot-area chart:style-name="ch4" table:cell-range-address="DISKWRITE.B1:DISKWRITE.F1 DISKWRITE.B7:DISKWRITE.F9" chart:data-source-has-labels="row" svg:x="0.712cm" svg:y="1.281cm" svg:width="31.786cm" svg:height="11.045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F7" chart:class="chart:bar">
            <chart:data-point chart:repeated="5"/>
          </chart:series>
          <chart:series chart:style-name="ch9" chart:values-cell-range-address="DISKWRITE.B8:DISKWRITE.F8" chart:class="chart:bar">
            <chart:data-point chart:repeated="5"/>
          </chart:series>
          <chart:series chart:style-name="ch10" chart:values-cell-range-address="DISKWRITE.B9:DISKWRIT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004.725">
                <text:p text:id="DISKWRITE.B7:DISKWRITE.F7">1004.725</text:p>
              </table:table-cell>
              <table:table-cell office:value-type="float" office:value="1004.725">
                <text:p>1004.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33.688971484735">
                <text:p text:id="DISKWRITE.B8:DISKWRITE.F8">533.688971484735</text:p>
              </table:table-cell>
              <table:table-cell office:value-type="float" office:value="533.688971484735">
                <text:p>533.688971484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534.486028515266">
                <text:p text:id="DISKWRITE.B9:DISKWRITE.F9">534.486028515266</text:p>
              </table:table-cell>
              <table:table-cell office:value-type="float" office:value="534.486028515266">
                <text:p>534.486028515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659cm" svg:y="0.256cm" chart:style-name="ch2">
          <text:p>Disk Write KB/s JMeter_Test_260_Threads  9/30/2011</text:p>
        </chart:title>
        <chart:legend chart:legend-position="end" svg:x="33.368cm" svg:y="5.13cm" chart:style-name="ch3"/>
        <chart:plot-area chart:style-name="ch4" table:cell-range-address="DISKWRITE.A1:DISKWRITE.F5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series chart:style-name="ch12" chart:values-cell-range-address="DISKWRITE.F2:DISKWRITE.F5" chart:label-cell-address="DISKWRITE.F1:DISKWRIT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1:11:52</text:p>
              </table:table-cell>
              <table:table-cell office:value-type="float" office:value="54.5">
                <text:p text:id="DISKWRITE.B2:DISKWRITE.B5">54.5</text:p>
              </table:table-cell>
              <table:table-cell office:value-type="float" office:value="54.5">
                <text:p text:id="DISKWRITE.C2:DISKWRITE.C5">54.5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  <table:table-cell office:value-type="float" office:value="0">
                <text:p text:id="DISKWRITE.F2:DISKWRITE.F5">0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729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2072.9">
                <text:p>2072.9</text:p>
              </table:table-cell>
              <table:table-cell office:value-type="float" office:value="2072.9">
                <text:p>207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162.5">
                <text:p>1162.5</text:p>
              </table:table-cell>
              <table:table-cell office:value-type="float" office:value="1162.5">
                <text:p>11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363cm" svg:y="0.256cm" chart:style-name="ch2">
          <text:p>Disk transfers per second JMeter_Test_260_Threads  9/30/2011</text:p>
        </chart:title>
        <chart:legend chart:legend-position="end" svg:x="33.209cm" svg:y="5.6cm" chart:style-name="ch3"/>
        <chart:plot-area chart:style-name="ch4" table:cell-range-address="DISKXFER.B1:DISKXFER.F1 DISKXFER.B7:DISKXFER.F9" chart:data-source-has-labels="row" svg:x="0.712cm" svg:y="1.281cm" svg:width="31.786cm" svg:height="11.045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F7" chart:class="chart:bar">
            <chart:data-point chart:repeated="5"/>
          </chart:series>
          <chart:series chart:style-name="ch9" chart:values-cell-range-address="DISKXFER.B8:DISKXFER.F8" chart:class="chart:bar">
            <chart:data-point chart:repeated="5"/>
          </chart:series>
          <chart:series chart:style-name="ch10" chart:values-cell-range-address="DISKXFER.B9:DISKXFER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77.825">
                <text:p text:id="DISKXFER.B7:DISKXFER.F7">77.825</text:p>
              </table:table-cell>
              <table:table-cell office:value-type="float" office:value="77.825">
                <text:p>77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0407565049791">
                <text:p text:id="DISKXFER.B8:DISKXFER.F8">12.0407565049791</text:p>
              </table:table-cell>
              <table:table-cell office:value-type="float" office:value="12.0407565049791">
                <text:p>12.0407565049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8.5342434950209">
                <text:p text:id="DISKXFER.B9:DISKXFER.F9">18.5342434950209</text:p>
              </table:table-cell>
              <table:table-cell office:value-type="float" office:value="18.5342434950209">
                <text:p>18.5342434950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363cm" svg:y="0.256cm" chart:style-name="ch2">
          <text:p>Disk transfers per second JMeter_Test_260_Threads  9/30/2011</text:p>
        </chart:title>
        <chart:legend chart:legend-position="end" svg:x="33.368cm" svg:y="5.13cm" chart:style-name="ch3"/>
        <chart:plot-area chart:style-name="ch4" table:cell-range-address="DISKXFER.A1:DISKXFER.F5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series chart:style-name="ch12" chart:values-cell-range-address="DISKXFER.F2:DISKXFER.F5" chart:label-cell-address="DISKXFER.F1:DISKXFER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1:11:52</text:p>
              </table:table-cell>
              <table:table-cell office:value-type="float" office:value="28.8">
                <text:p text:id="DISKXFER.B2:DISKXFER.B5">28.8</text:p>
              </table:table-cell>
              <table:table-cell office:value-type="float" office:value="28.8">
                <text:p text:id="DISKXFER.C2:DISKXFER.C5">28.8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  <table:table-cell office:value-type="float" office:value="0">
                <text:p text:id="DISKXFER.F2:DISKXFER.F5">0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76.1">
                <text:p>76.1</text:p>
              </table:table-cell>
              <table:table-cell office:value-type="float" office:value="76.1">
                <text:p>7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08.4">
                <text:p>108.4</text:p>
              </table:table-cell>
              <table:table-cell office:value-type="float" office:value="108.4">
                <text:p>10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9/30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3.3">
                <text:p text:id="JFSFILE.B7:JFSFILE.F7">4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138568129331418">
                <text:p text:id="JFSFILE.B8:JFSFILE.F8">0.00138568129331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398614318706692">
                <text:p text:id="JFSFILE.B9:JFSFILE.F9">0.398614318706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60_Threads  9/30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11:52</text:p>
              </table:table-cell>
              <table:table-cell office:value-type="float" office:value="2711.2">
                <text:p text:id="MEM.F2:MEM.F5">2711.2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2675.8">
                <text:p>2675.8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2561.6">
                <text:p>2561.6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2592">
                <text:p>259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11:52</text:p>
              </table:table-cell>
              <table:table-cell office:value-type="float" office:value="4026.9">
                <text:p text:id="MEM.B2:MEM.B5">4026.9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60_Threads  9/30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11:52</text:p>
              </table:table-cell>
              <table:table-cell office:value-type="float" office:value="1">
                <text:p text:id="CPU_ALL.B2:CPU_ALL.B5">1</text:p>
              </table:table-cell>
              <table:table-cell office:value-type="float" office:value="1.4">
                <text:p text:id="CPU_ALL.C2:CPU_ALL.C5">1.4</text:p>
              </table:table-cell>
              <table:table-cell office:value-type="float" office:value="3.7">
                <text:p text:id="CPU_ALL.D2:CPU_ALL.D5">3.7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19.3">
                <text:p>19.3</text:p>
              </table:table-cell>
              <table:table-cell office:value-type="float" office:value="5.4">
                <text:p>5.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59.3">
                <text:p>59.3</text:p>
              </table:table-cell>
              <table:table-cell office:value-type="float" office:value="9.2">
                <text:p>9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8.1">
                <text:p>18.1</text:p>
              </table:table-cell>
              <table:table-cell office:value-type="float" office:value="17.4">
                <text:p>17.4</text:p>
              </table:table-cell>
              <table:table-cell office:value-type="float" office:value="8.9">
                <text:p>8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60_Threads (KB/s) - 9/30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11:52</text:p>
              </table:table-cell>
              <table:table-cell office:value-type="float" office:value="-0.1">
                <text:p text:id="NET.I2:NET.I5">-0.1</text:p>
              </table:table-cell>
              <table:table-cell office:value-type="float" office:value="0.8">
                <text:p text:id="NET.H2:NET.H5">0.8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-450.6">
                <text:p>-450.6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-1048.8">
                <text:p>-1048.8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-485.5">
                <text:p>-485.5</text:p>
              </table:table-cell>
              <table:table-cell office:value-type="float" office:value="32.7">
                <text:p>32.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60_Threads (KB/s)  9/30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50.25">
                <text:p>50.25</text:p>
              </table:table-cell>
              <table:table-cell office:value-type="float" office:value="0">
                <text:p>0</text:p>
              </table:table-cell>
              <table:table-cell office:value-type="float" office:value="496.25">
                <text:p>496.2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53.8259203980099">
                <text:p>53.8259203980099</text:p>
              </table:table-cell>
              <table:table-cell office:value-type="float" office:value="0">
                <text:p>0</text:p>
              </table:table-cell>
              <table:table-cell office:value-type="float" office:value="278.929879093199">
                <text:p>278.929879093199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3.62407960199">
                <text:p>33.62407960199</text:p>
              </table:table-cell>
              <table:table-cell office:value-type="float" office:value="0">
                <text:p>0</text:p>
              </table:table-cell>
              <table:table-cell office:value-type="float" office:value="273.620120906801">
                <text:p>273.6201209068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9/30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11:52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8">
                <text:p text:id="NET.C2:NET.C5">0.8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1">
                <text:p text:id="NET.E2:NET.E5">0.1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0">
                <text:p>0</text:p>
              </table:table-cell>
              <table:table-cell office:value-type="float" office:value="137.7">
                <text:p>137.7</text:p>
              </table:table-cell>
              <table:table-cell office:value-type="float" office:value="0">
                <text:p>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">
                <text:p>0</text:p>
              </table:table-cell>
              <table:table-cell office:value-type="float" office:value="29.8">
                <text:p>29.8</text:p>
              </table:table-cell>
              <table:table-cell office:value-type="float" office:value="0">
                <text:p>0</text:p>
              </table:table-cell>
              <table:table-cell office:value-type="float" office:value="1048.8">
                <text:p>1048.8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0">
                <text:p>0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  <table:table-cell office:value-type="float" office:value="485.5">
                <text:p>485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60_Threads  9/30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64.4">
                <text:p>264.4</text:p>
              </table:table-cell>
              <table:table-cell office:value-type="float" office:value="0">
                <text:p>0</text:p>
              </table:table-cell>
              <table:table-cell office:value-type="float" office:value="433.6">
                <text:p>433.6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03.935646747353">
                <text:p>103.935646747353</text:p>
              </table:table-cell>
              <table:table-cell office:value-type="float" office:value="0">
                <text:p>0</text:p>
              </table:table-cell>
              <table:table-cell office:value-type="float" office:value="185.509905442805">
                <text:p>185.509905442805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70.7643532526475">
                <text:p>70.7643532526475</text:p>
              </table:table-cell>
              <table:table-cell office:value-type="float" office:value="0">
                <text:p>0</text:p>
              </table:table-cell>
              <table:table-cell office:value-type="float" office:value="152.390094557196">
                <text:p>152.39009455719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60_Threads  9/30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1:11:52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2.1">
                <text:p text:id="NETPACKET.C2:NETPACKET.C5">12.1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8">
                <text:p text:id="NETPACKET.E2:NETPACKET.E5">0.8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0">
                <text:p>0</text:p>
              </table:table-cell>
              <table:table-cell office:value-type="float" office:value="439.1">
                <text:p>439.1</text:p>
              </table:table-cell>
              <table:table-cell office:value-type="float" office:value="0">
                <text:p>0</text:p>
              </table:table-cell>
              <table:table-cell office:value-type="float" office:value="569.8">
                <text:p>569.8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">
                <text:p>0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0">
                <text:p>0</text:p>
              </table:table-cell>
              <table:table-cell office:value-type="float" office:value="223.4">
                <text:p>223.4</text:p>
              </table:table-cell>
              <table:table-cell office:value-type="float" office:value="0">
                <text:p>0</text:p>
              </table:table-cell>
              <table:table-cell office:value-type="float" office:value="392.3">
                <text:p>392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60_Threads  9/30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11:52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9/30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11:52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2035.6">
                <text:p>203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1317.7">
                <text:p>1317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197.5">
                <text:p>1197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9/30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11:52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7.8">
                <text:p>7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9/30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11:52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30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11:52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11:52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60_Threads  9/30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1:11:52</text:p>
              </table:table-cell>
              <table:table-cell office:value-type="float" office:value="4.5">
                <text:p text:id="CPU01.B2:CPU01.B5">4.5</text:p>
              </table:table-cell>
              <table:table-cell office:value-type="float" office:value="0.8">
                <text:p text:id="CPU01.C2:CPU01.C5">0.8</text:p>
              </table:table-cell>
              <table:table-cell office:value-type="float" office:value="2.2">
                <text:p text:id="CPU01.D2:CPU01.D5">2.2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20.3">
                <text:p>20.3</text:p>
              </table:table-cell>
              <table:table-cell office:value-type="float" office:value="5">
                <text:p>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54.1">
                <text:p>54.1</text:p>
              </table:table-cell>
              <table:table-cell office:value-type="float" office:value="9.2">
                <text:p>9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6.7">
                <text:p>16.7</text:p>
              </table:table-cell>
              <table:table-cell office:value-type="float" office:value="16.1">
                <text:p>16.1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60_Threads  9/30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1:11:52</text:p>
              </table:table-cell>
              <table:table-cell office:value-type="float" office:value="2.9">
                <text:p text:id="CPU02.B2:CPU02.B5">2.9</text:p>
              </table:table-cell>
              <table:table-cell office:value-type="float" office:value="0.3">
                <text:p text:id="CPU02.C2:CPU02.C5">0.3</text:p>
              </table:table-cell>
              <table:table-cell office:value-type="float" office:value="1.6">
                <text:p text:id="CPU02.D2:CPU02.D5">1.6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18.7">
                <text:p>18.7</text:p>
              </table:table-cell>
              <table:table-cell office:value-type="float" office:value="5.1">
                <text:p>5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62.7">
                <text:p>62.7</text:p>
              </table:table-cell>
              <table:table-cell office:value-type="float" office:value="8.2">
                <text:p>8.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7.9">
                <text:p>17.9</text:p>
              </table:table-cell>
              <table:table-cell office:value-type="float" office:value="16">
                <text:p>16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60_Threads  9/30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1:11:52</text:p>
              </table:table-cell>
              <table:table-cell office:value-type="float" office:value="2.2">
                <text:p text:id="CPU03.B2:CPU03.B5">2.2</text:p>
              </table:table-cell>
              <table:table-cell office:value-type="float" office:value="0.2">
                <text:p text:id="CPU03.C2:CPU03.C5">0.2</text:p>
              </table:table-cell>
              <table:table-cell office:value-type="float" office:value="0.3">
                <text:p text:id="CPU03.D2:CPU03.D5">0.3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19">
                <text:p>19</text:p>
              </table:table-cell>
              <table:table-cell office:value-type="float" office:value="5.1">
                <text:p>5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61.1">
                <text:p>61.1</text:p>
              </table:table-cell>
              <table:table-cell office:value-type="float" office:value="7.8">
                <text:p>7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8.1">
                <text:p>18.1</text:p>
              </table:table-cell>
              <table:table-cell office:value-type="float" office:value="16.7">
                <text:p>16.7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60_Threads  9/30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1:11:52</text:p>
              </table:table-cell>
              <table:table-cell office:value-type="float" office:value="2.6">
                <text:p text:id="CPU04.B2:CPU04.B5">2.6</text:p>
              </table:table-cell>
              <table:table-cell office:value-type="float" office:value="0.4">
                <text:p text:id="CPU04.C2:CPU04.C5">0.4</text:p>
              </table:table-cell>
              <table:table-cell office:value-type="float" office:value="1.9">
                <text:p text:id="CPU04.D2:CPU04.D5">1.9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19.4">
                <text:p>19.4</text:p>
              </table:table-cell>
              <table:table-cell office:value-type="float" office:value="6.5">
                <text:p>6.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58.8">
                <text:p>58.8</text:p>
              </table:table-cell>
              <table:table-cell office:value-type="float" office:value="11.4">
                <text:p>11.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9.8">
                <text:p>19.8</text:p>
              </table:table-cell>
              <table:table-cell office:value-type="float" office:value="20.8">
                <text:p>20.8</text:p>
              </table:table-cell>
              <table:table-cell office:value-type="float" office:value="26.5">
                <text:p>26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30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3.9">
                <text:p text:id="CPU_SUMM.B2:CPU_SUMM.B5">23.9</text:p>
              </table:table-cell>
              <table:table-cell office:value-type="float" office:value="7.775">
                <text:p text:id="CPU_SUMM.C2:CPU_SUMM.C5">7.775</text:p>
              </table:table-cell>
              <table:table-cell office:value-type="float" office:value="2.525">
                <text:p text:id="CPU_SUMM.D2:CPU_SUMM.D5">2.5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5.55">
                <text:p>25.55</text:p>
              </table:table-cell>
              <table:table-cell office:value-type="float" office:value="7.4">
                <text:p>7.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5.1">
                <text:p>25.1</text:p>
              </table:table-cell>
              <table:table-cell office:value-type="float" office:value="7.45">
                <text:p>7.4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5.15">
                <text:p>25.15</text:p>
              </table:table-cell>
              <table:table-cell office:value-type="float" office:value="9.775">
                <text:p>9.775</text:p>
              </table:table-cell>
              <table:table-cell office:value-type="float" office:value="16.725">
                <text:p>16.7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60_Threads - 9/30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1:11:52</text:p>
              </table:table-cell>
              <table:table-cell office:value-type="float" office:value="2319.8">
                <text:p text:id="DISK_SUMM.B2:DISK_SUMM.B5">2319.8</text:p>
              </table:table-cell>
              <table:table-cell office:value-type="float" office:value="109">
                <text:p text:id="DISK_SUMM.C2:DISK_SUMM.C5">109</text:p>
              </table:table-cell>
              <table:table-cell office:value-type="float" office:value="57.6">
                <text:p text:id="DISK_SUMM.D2:DISK_SUMM.D5">57.6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0">
                <text:p>0</text:p>
              </table:table-cell>
              <table:table-cell office:value-type="float" office:value="1458">
                <text:p>14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0.2">
                <text:p>0.2</text:p>
              </table:table-cell>
              <table:table-cell office:value-type="float" office:value="4145.8">
                <text:p>4145.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0">
                <text:p>0</text:p>
              </table:table-cell>
              <table:table-cell office:value-type="float" office:value="2325">
                <text:p>2325</text:p>
              </table:table-cell>
              <table:table-cell office:value-type="float" office:value="216.8">
                <text:p>21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60_Threads  9/30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580">
                <text:p text:id="DISK_SUMM.B7:DISK_SUMM.D7">580</text:p>
              </table:table-cell>
              <table:table-cell office:value-type="float" office:value="2009.45">
                <text:p>2009.45</text:p>
              </table:table-cell>
              <table:table-cell office:value-type="float" office:value="155.65">
                <text:p>155.6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1739.60003448276">
                <text:p text:id="DISK_SUMM.B8:DISK_SUMM.D8">1739.60003448276</text:p>
              </table:table-cell>
              <table:table-cell office:value-type="float" office:value="1067.37794296947">
                <text:p>1067.37794296947</text:p>
              </table:table-cell>
              <table:table-cell office:value-type="float" office:value="24.0815130099582">
                <text:p>24.0815130099582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.199965517241253">
                <text:p text:id="DISK_SUMM.B9:DISK_SUMM.D9">0.199965517241253</text:p>
              </table:table-cell>
              <table:table-cell office:value-type="float" office:value="1068.97205703053">
                <text:p>1068.97205703053</text:p>
              </table:table-cell>
              <table:table-cell office:value-type="float" office:value="37.0684869900418">
                <text:p>37.06848699004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654cm" svg:y="0.256cm" chart:style-name="ch2">
          <text:p>Disk Block Size JMeter_Test_260_Threads (Kbytes)  9/30/2011</text:p>
        </chart:title>
        <chart:legend chart:legend-position="end" svg:x="33.209cm" svg:y="5.6cm" chart:style-name="ch3"/>
        <chart:plot-area chart:style-name="ch4" table:cell-range-address="DISKBSIZE.B1:DISKBSIZE.F1 DISKBSIZE.B7:DISKBSIZE.F9" chart:data-source-has-labels="row" svg:x="0.712cm" svg:y="1.281cm" svg:width="31.786cm" svg:height="11.045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F7" chart:class="chart:bar">
            <chart:data-point chart:repeated="5"/>
          </chart:series>
          <chart:series chart:style-name="ch9" chart:values-cell-range-address="DISKBSIZE.B8:DISKBSIZE.F8" chart:class="chart:bar">
            <chart:data-point chart:repeated="5"/>
          </chart:series>
          <chart:series chart:style-name="ch10" chart:values-cell-range-address="DISKBSIZE.B9:DISKBSIZ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1.9">
                <text:p text:id="DISKBSIZE.B7:DISKBSIZE.F7">21.9</text:p>
              </table:table-cell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.86917808219178">
                <text:p text:id="DISKBSIZE.B8:DISKBSIZE.F8">8.86917808219178</text:p>
              </table:table-cell>
              <table:table-cell office:value-type="float" office:value="8.86917808219178">
                <text:p>8.86917808219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1.4308219178082">
                <text:p text:id="DISKBSIZE.B9:DISKBSIZE.F9">11.4308219178082</text:p>
              </table:table-cell>
              <table:table-cell office:value-type="float" office:value="11.4308219178082">
                <text:p>11.4308219178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654cm" svg:y="0.256cm" chart:style-name="ch2">
          <text:p>Disk Block Size JMeter_Test_260_Threads (Kbytes)  9/30/2011</text:p>
        </chart:title>
        <chart:legend chart:legend-position="end" svg:x="33.368cm" svg:y="5.13cm" chart:style-name="ch3"/>
        <chart:plot-area chart:style-name="ch4" table:cell-range-address="DISKBSIZE.A1:DISKBSIZE.F5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series chart:style-name="ch12" chart:values-cell-range-address="DISKBSIZE.F2:DISKBSIZE.F5" chart:label-cell-address="DISKBSIZE.F1:DISKBSIZ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1:11:52</text:p>
              </table:table-cell>
              <table:table-cell office:value-type="float" office:value="42.2">
                <text:p text:id="DISKBSIZE.B2:DISKBSIZE.B5">42.2</text:p>
              </table:table-cell>
              <table:table-cell office:value-type="float" office:value="42.2">
                <text:p text:id="DISKBSIZE.C2:DISKBSIZE.C5">42.2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  <table:table-cell office:value-type="float" office:value="0">
                <text:p text:id="DISKBSIZE.F2:DISKBSIZE.F5">0</text:p>
              </table:table-cell>
            </table:table-row>
            <table:table-row>
              <table:table-cell office:value-type="string">
                <text:p>11:12:22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27.3">
                <text:p>27.3</text:p>
              </table:table-cell>
              <table:table-cell office:value-type="float" office:value="27.3">
                <text:p>2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13:22</text:p>
              </table:table-cell>
              <table:table-cell office:value-type="float" office:value="10.7">
                <text:p>10.7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1.228cm" svg:y="0.256cm" chart:style-name="ch2">
          <text:p>Disk %Busy JMeter_Test_260_Threads  9/30/2011</text:p>
        </chart:title>
        <chart:legend chart:legend-position="end" svg:x="33.209cm" svg:y="5.6cm" chart:style-name="ch3"/>
        <chart:plot-area chart:style-name="ch4" table:cell-range-address="DISKBUSY.B1:DISKBUSY.F1 DISKBUSY.B7:DISKBUSY.F9" chart:data-source-has-labels="row" svg:x="0.712cm" svg:y="1.281cm" svg:width="31.786cm" svg:height="11.045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F7" chart:class="chart:bar">
            <chart:data-point chart:repeated="5"/>
          </chart:series>
          <chart:series chart:style-name="ch9" chart:values-cell-range-address="DISKBUSY.B8:DISKBUSY.F8" chart:class="chart:bar">
            <chart:data-point chart:repeated="5"/>
          </chart:series>
          <chart:series chart:style-name="ch10" chart:values-cell-range-address="DISKBUSY.B9:DISKBUSY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5.05">
                <text:p text:id="DISKBUSY.B7:DISKBUSY.F7">35.05</text:p>
              </table:table-cell>
              <table:table-cell office:value-type="float" office:value="35.05">
                <text:p>3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19522111269615">
                <text:p text:id="DISKBUSY.B8:DISKBUSY.F8">4.19522111269615</text:p>
              </table:table-cell>
              <table:table-cell office:value-type="float" office:value="4.19522111269615">
                <text:p>4.19522111269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.55477888730385">
                <text:p text:id="DISKBUSY.B9:DISKBUSY.F9">8.55477888730385</text:p>
              </table:table-cell>
              <table:table-cell office:value-type="float" office:value="8.55477888730385">
                <text:p>8.55477888730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